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font-size="15pt" officeooo:rsid="0001b15d" officeooo:paragraph-rsid="0001b15d" style:font-size-asian="15pt" style:font-size-complex="15pt"/>
    </style:style>
    <style:style style:name="P2" style:family="paragraph" style:parent-style-name="Text_20_body">
      <style:text-properties fo:font-size="15pt" officeooo:rsid="0001e625" officeooo:paragraph-rsid="0001e625" style:font-size-asian="15pt" style:font-size-complex="15pt"/>
    </style:style>
    <style:style style:name="P3" style:family="paragraph" style:parent-style-name="Text_20_body">
      <style:text-properties fo:font-size="15pt" officeooo:paragraph-rsid="0001e625" style:font-size-asian="15pt" style:font-size-complex="15pt"/>
    </style:style>
    <style:style style:name="P4" style:family="paragraph" style:parent-style-name="Text_20_body">
      <style:text-properties fo:font-size="15pt" fo:font-weight="bold" officeooo:rsid="0001e625" officeooo:paragraph-rsid="0001e625" style:font-size-asian="15pt" style:font-weight-asian="bold" style:font-size-complex="15pt" style:font-weight-complex="bold"/>
    </style:style>
    <style:style style:name="P5" style:family="paragraph" style:parent-style-name="Text_20_body"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 style:parent-style-name="Text_20_body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因為希望這<text:span text:style-name="T3">17</text:span>段錄音稿ē-tàng來當做論文實驗ê標準，</text:p>
      <text:p text:style-name="P5">所以希望老師ê唸法kah 允言老師ê標記相仝</text:p>
      <text:p text:style-name="P6">#代表前一字唸本調</text:p>
      <text:p text:style-name="P4"/>
      <text:p text:style-name="P4">0612</text:p>
      <text:p text:style-name="P6">1.</text:p>
      <text:p text:style-name="P2">「恁kiám無講，猶有四月日<text:span text:style-name="T1">#</text:span>，就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 ji̍t, tsiū siu-kuah ê sî kàu--mah? Guá kā lín kóng, gia̍h-ba̍k khuànn hn̂g í-king si̍k, thang kuah--lah.”<text:line-break/></text:p>
      <text:p text:style-name="P2">2.<text:line-break/>我若問遐<text:span text:style-name="T1">#</text:span>的兄弟<text:span text:style-name="T1">#</text:span>講。「恁有想欲閣轉來西部<text:span text:style-name="T1">#</text:span>抑無<text:span text:style-name="T1">#</text:span>？」𪜶講：「想<text:span text:style-name="T1">#</text:span>是會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e-pōo ah-bô?” In kóng, “Siūnn sī ē siūnn, tsóng--sī āu-suann thôo tsin liâm,” ì-sù sī kiânn buē khui-kha, in-uī hó thàn-tsia̍h, thài ū-iánn āu-suann ê thôo ū liâm—leh?</text:p>
      <text:p text:style-name="P2"/>
      <text:p text:style-name="P2">東部傳道見聞記，陳降祥著，1961</text:p>
      <text:p text:style-name="P2">Tang-pōo Thuân-tō Kiàn-bûn-kì, Tân Kàng-siông tù, it kiú lio̍k it</text:p>
      <text:p text:style-name="P2"/>
      <text:p text:style-name="P2">3.<text:line-break/>到彼下暗<text:span text:style-name="T1">#</text:span>，烏暗暝<text:span text:style-name="T1">#</text:span>逼倚<text:span text:style-name="T1">#</text:span>，四圍<text:span text:style-name="T1">#</text:span>攏安靜<text:span text:style-name="T1">#</text:span>的時<text:span text:style-name="T1">#</text:span>，瑪莉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瑪莉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<text:soft-page-break/>khuán àm-sàm ê sóo-tsāi kè-mê. Sóo-í Má-lī tsí-ū phō káu-á tī i ê sin-pinn m̄-kánn khùn, lâi teh tiunn-tî.</text:p>
      <text:p text:style-name="P2">4.<text:line-break/>瑪莉<text:span text:style-name="T1">#</text:span>有時<text:span text:style-name="T1">#</text:span>著用雙手<text:span text:style-name="T1">#</text:span>來掩伊的目睭<text:span text:style-name="T1">#</text:span>，有時<text:span text:style-name="T1">#</text:span>窒密伊的耳空<text:span text:style-name="T1">#</text:span>，驚了看著啥物<text:span text:style-name="T1">#</text:span>，聽著啥物<text:span text:style-name="T1">#</text:span>。實在<text:span text:style-name="T1">#</text:span>瑪莉<text:span text:style-name="T1">#</text:span>細細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2"/>
      <text:p text:style-name="P2">草堆頂的眠夢──兒童宗教故事，黃懷恩著，1955</text:p>
      <text:p text:style-name="P2">Tsháu-tui-tíng ê Bîn-bāng ── Jî-tông Tsong-kàu Kòo-sū, N̂g Huâi-un tù, it kiú ngóo ngóo</text:p>
      <text:p text:style-name="P2"/>
      <text:p text:style-name="P2">5.<text:line-break/>有一日<text:span text:style-name="T1">#</text:span>我佇街路<text:span text:style-name="T1">#</text:span>咧行有拄著一个<text:span text:style-name="T1">#</text:span>細漢囡仔<text:span text:style-name="T1">#</text:span>兇兇走竄<text:span text:style-name="T1">#</text:span>過<text:span text:style-name="T1">#</text:span>去。彼時<text:span text:style-name="T1">#</text:span>落雪<text:span text:style-name="T1">#</text:span>拄仔tsînn<text:span text:style-name="T1">#</text:span>、街路<text:span text:style-name="T1">#</text:span>溡溡<text:span text:style-name="T1">#</text:span>。彼个囡仔<text:span text:style-name="T1">#</text:span>無細膩<text:span text:style-name="T1">#</text:span>，咧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2"/>
      <text:p text:style-name="P2">6.<text:line-break/>過幾日<text:span text:style-name="T1">#</text:span>閣得著機會<text:span text:style-name="T1">#</text:span>通結謙遜<text:span text:style-name="T1">#</text:span>、溫柔<text:span text:style-name="T1">#</text:span>的果子<text:span text:style-name="T1">#</text:span>，就是我的查某囝<text:span text:style-name="T1">#</text:span>的頭家娘<text:span text:style-name="T1">#</text:span>閣來阮兜<text:span text:style-name="T1">#</text:span>bāi<text:span text:style-name="T1">#</text:span>伊。我想我著共伊會前日<text:span text:style-name="T1">#</text:span>所講<text:span text:style-name="T1">#</text:span>的毋著<text:span text:style-name="T1">#</text:span>，總是我真毋愛<text:span text:style-name="T1">#</text:span>，猶過我路尾<text:span text:style-name="T1">#</text:span>共伊會<text:span text:style-name="T1">#</text:span>。頭家娘<text:span text:style-name="T1">#</text:span>看見我按呢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<text:soft-page-break/>tshiūnn tsai i iā ū m̄-tio̍h. Beh khì ê sî kā guá kóng, “Lí ê tsa-bóo-kiánn nā beh tshiánn tuà teh kè tsi̍t lé-pài iā thang.”</text:p>
      <text:p text:style-name="P2"/>
      <text:p text:style-name="P2">新聞的雜錄，1913</text:p>
      <text:p text:style-name="P2">Sin-bûn ê Tsa̍p-lio̍k, it kiú it sam</text:p>
      <text:p text:style-name="P2"/>
      <text:p text:style-name="P2">7.<text:line-break/>外國人<text:span text:style-name="T1">#</text:span>呵咾咱的台灣<text:span text:style-name="T1">#</text:span>秀麗<text:span text:style-name="T1">#</text:span>；有影<text:span text:style-name="T1">#</text:span>，老實無錯誤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ling<text:span text:style-name="T1">#</text:span>的山尖<text:span text:style-name="T1">#</text:span>的中間<text:span text:style-name="T1">#</text:span>咧滾咧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按呢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咧舞<text:span text:style-name="T1">#</text:span>、好聲<text:span text:style-name="T1">#</text:span>的蟲豸鳥隻<text:span text:style-name="T1">#</text:span>咧啼咧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2"/>
      <text:p text:style-name="P2"/>
      <text:p text:style-name="P2">8.<text:line-break/>親像按呢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就有山<text:span text:style-name="T1">#</text:span>、愛海<text:span text:style-name="T1">#</text:span>就有海<text:span text:style-name="T1">#</text:span>；欲熱<text:span text:style-name="T1">#</text:span>就有熱<text:span text:style-name="T1">#</text:span>、寒<text:span text:style-name="T1">#</text:span>就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用心<text:span text:style-name="T1">#</text:span>加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<text:soft-page-break/>Tshin-tshiūnn án-ni lâi kóng, tsāi lán Tâi-uân kīn-kīn tsi̍t-tiap-á-kú ê kang-hu, ài suann tsiū ū suann, ài hái tsiū ū hái, beh jua̍h tsiū ū jua̍h, kuânn tsiū ū kuânn. Sóo-í thang kóng Tâi-uân sī tsi̍t ê sió Tang-iûnn. Lán Tâi-uân ū tsit-khuán thian-jiân ê hó-kíng, hó khì-hāu, tsiong-lâi nā-sī koh īng-sim ke lâng ê kang-hu tuā-tuā lâi tsíng-tùn, tik-khak ē tsiânn-tsò Tang-iûnn ê tuā kong-hn̂g, hōo Tang-iûnn ê lâng tsi̍p-uá lâi hióng-hok an-lo̍k.</text:p>
      <text:p text:style-name="P1"/>
      <text:p text:style-name="P1"/>
      <text:p text:style-name="P1">十項管見，蔡培火著，1924</text:p>
      <text:p text:style-name="P1">Tsa̍p Hāng Kuán-kiàn, Tshuà Puê-hué tù, it kiú jī sù</text:p>
      <text:p text:style-name="P1"/>
      <text:p text:style-name="P1">0705</text:p>
      <text:p text:style-name="P1">1.</text:p>
      <text:p text:style-name="P3">論寫白話字<text:span text:style-name="T1">#</text:span>較贏寫中國字<text:span text:style-name="T1">#</text:span>，就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袂曉得<text:span text:style-name="T1">#</text:span>寫較深<text:span text:style-name="T1">#</text:span>的字<text:span text:style-name="T1">#</text:span>，抑攏袂曉得<text:span text:style-name="T1">#</text:span>寫批<text:span text:style-name="T1">#</text:span>；設使有時<text:span text:style-name="T1">#</text:span>寫批<text:span text:style-name="T1">#</text:span>，其中常<text:span text:style-name="T1">#</text:span>用土字<text:span text:style-name="T1">#</text:span>，攏無kué說<text:span text:style-name="T1">#</text:span>，予看批<text:span text:style-name="T1">#</text:span>的人<text:span text:style-name="T1">#</text:span>袂明伊的意思<text:span text:style-name="T1">#</text:span>，就會錯誤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袂曉得<text:span text:style-name="T1">#</text:span>，毋值著<text:span text:style-name="T1">#</text:span>寫白話字<text:span text:style-name="T1">#</text:span>的批<text:span text:style-name="T1">#</text:span>，逐句<text:span text:style-name="T1">#</text:span>分明攏袂錯誤<text:span text:style-name="T1">#</text:span>，抑是kuē<text:span text:style-name="T1">#</text:span>寫<text:span text:style-name="T1">#</text:span>，人<text:span text:style-name="T1">#</text:span>若學寫<text:span text:style-name="T1">#</text:span>，檢采一月日<text:span text:style-name="T1">#</text:span>，檢采幾若月日<text:span text:style-name="T1">#</text:span>，不論查埔人<text:span text:style-name="T1">#</text:span>，婦人人<text:span text:style-name="T1">#</text:span>，以及囡仔<text:span text:style-name="T1">#</text:span>，攏總會曉得<text:span text:style-name="T1">#</text:span>寫批<text:span text:style-name="T1">#</text:span>，閣所寫逐句<text:span text:style-name="T1">#</text:span>分明<text:span text:style-name="T1">#</text:span>，予看批<text:span text:style-name="T1">#</text:span>的人<text:span text:style-name="T1">#</text:span>一盡會曉得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<text:soft-page-break/>lâng it-tsīn uē hiáu-tit i ê sū, bián-tì tshò-gōo .<text:line-break/></text:p>
      <text:p text:style-name="P3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相比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咧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3"/>
      <text:p text:style-name="P3">白話字ê利益，劉茂清著，1886</text:p>
      <text:p text:style-name="P3">Pe̍h-uē-jī ê Lī-ik, Lâu Bô͘-chheng tù, 1886</text:p>
      <text:p text:style-name="P3"/>
      <text:p text:style-name="P3"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130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3"><text:span text:style-name="T2">4.</text:span><text:line-break/>佇東京<text:span text:style-name="T1">#</text:span>濟濟人<text:span text:style-name="T1">#</text:span>咧議論𪜶城ni̍h<text:span text:style-name="T1">#</text:span>有遐爾大<text:span text:style-name="T1">#</text:span>擾亂<text:span text:style-name="T1">#</text:span>較大面<text:span text:style-name="T1">#</text:span>是<text:span text:style-name="T1">#</text:span>因為警察濫糝拔刀<text:span text:style-name="T1">#</text:span>去刣人<text:span text:style-name="T1">#</text:span>。所以咧參詳然後檢采毋准警察<text:span text:style-name="T1">#</text:span>縖<text:span text:style-name="T1">#</text:span>刀<text:span text:style-name="T1">#</text:span>，干焦予𪜶縖槌仔<text:span text:style-name="T1">#</text:span>親像<text:soft-page-break/>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毋過三立<text:span text:style-name="T1">#</text:span>的火藥庫<text:span text:style-name="T1">#</text:span>有發<text:span text:style-name="T1">#</text:span>火<text:span text:style-name="T1">#</text:span>，船<text:span text:style-name="T1">#</text:span>就黏牢佇海底<text:span text:style-name="T1">#</text:span>。死傷<text:span text:style-name="T1">#</text:span>的兵<text:span text:style-name="T1">#</text:span>真濟<text:span text:style-name="T1">#</text:span>，也<text:span text:style-name="T1">#</text:span>揣攏無身屍<text:span text:style-name="T1">#</text:span>的有600名<text:span text:style-name="T1">#</text:span>。猶未<text:span text:style-name="T1">#</text:span>知起火<text:span text:style-name="T1">#</text:span>ê因端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3"/>
      <text:p text:style-name="P3">交戰ê消息，臺南府城教會報編輯室著，1905</text:p>
      <text:p text:style-name="P3">Kau-tsiàn ê Siau-sit, Tâi-lâm Hú-siânn Kàu-huē-pò Pian-tsi̍p-sik tù, 1905 </text:p>
      <text:p text:style-name="P3"/>
      <text:p text:style-name="P3"><text:span text:style-name="T2">5.</text:span><text:line-break/>我一時<text:span text:style-name="T1">#</text:span>家己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就發烘<text:span text:style-name="T1">#</text:span>，大概<text:span text:style-name="T1">#</text:span>敢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毋過一見<text:span text:style-name="T1">#</text:span>對這<text:span text:style-name="T1">#</text:span>个女性若準<text:span text:style-name="T1">#</text:span>佇啥物所在<text:span text:style-name="T1">#</text:span>捌<text:span text:style-name="T1">#</text:span>看伊的面<text:span text:style-name="T1">#</text:span>，而且是真熟<text:span text:style-name="T1">#</text:span>，宛如<text:span text:style-name="T1">#</text:span>早捌相捌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3"><text:span text:style-name="T2">6.</text:span><text:line-break/>隔幾若日<text:span text:style-name="T1">#</text:span>攏無接<text:span text:style-name="T1">#</text:span>著回批<text:span text:style-name="T1">#</text:span>，心<text:span text:style-name="T1">#</text:span>真著急<text:span text:style-name="T1">#</text:span>，時時等候<text:span text:style-name="T1">#</text:span>。忽然佇一<text:span text:style-name="T1">#</text:span>个晚晡<text:span text:style-name="T1">#</text:span>放課後<text:span text:style-name="T1">#</text:span>有郵差<text:span text:style-name="T1">#</text:span>提一張<text:span text:style-name="T1">#</text:span>批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來就走去一位<text:span text:style-name="T1">#</text:span>肅靜<text:span text:style-name="T1">#</text:span>的所在<text:span text:style-name="T1">#</text:span>來開<text:span text:style-name="T1">#</text:span>。果然是<text:span text:style-name="T1">#</text:span>，真<text:soft-page-break/>歡喜共伊讀<text:span text:style-name="T1">#</text:span>。內容<text:span text:style-name="T1">#</text:span>寫按呢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3"/>
      <text:p text:style-name="P3">疼你贏過通世間，賴仁聲著，1955</text:p>
      <text:p text:style-name="P3">Thiànn Lí Iânn Kè Thong Sè-kan, Luā Jîn-sing tù,1955</text:p>
      <text:p text:style-name="P3"/>
      <text:p text:style-name="P3"><text:span text:style-name="T2">7.</text:span><text:line-break/>「我只是綴你咧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 kuè-lâi, iōng tsi̍t ê tsin thian-tsin koh lōng-bān ê tshiò-iông kā ìn, "Mā m̄ tsai-iánn lí uī siánn-mih tī hia leh thóo tuā-khuì."</text:p>
      <text:p text:style-name="P3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燈塔<text:span text:style-name="T1">#</text:span>來奉獻<text:span text:style-name="T1">#</text:span>家己<text:span text:style-name="T1">#</text:span>。總是<text:span text:style-name="T1">#</text:span>，這陣<text:span text:style-name="T1">#</text:span>家己<text:span text:style-name="T1">#</text:span>煞迷失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hōng-hiàn ka-kī. Tsóng-sī, tsit-tsūn ka-kī suah bê-sit tī oo-oo-àm-àm ê hái tiong-ng."</text:p>
      <text:p text:style-name="P3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按呢<text:span text:style-name="T1">#</text:span>共阮鼓勵過<text:span text:style-name="T1">#</text:span>，後擺<text:span text:style-name="T1">#</text:span>我就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甲欲到眠床<text:span text:style-name="T1">#</text:span>頂<text:span text:style-name="T1">#</text:span>。你厝裡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敢若世界大亂<text:span text:style-name="T1">#</text:span>咧<text:span text:style-name="T1">#</text:span>。<text:soft-page-break/>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--kuè-lâi tsit bōo siá--lo̍h-lâi, koh ka-siōng kiat-bué siōng tsing-tshái tsit tuānn."</text:p>
      <text:p text:style-name="P3"/>
      <text:p text:style-name="P3"/>
      <text:p text:style-name="P3"/>
      <text:p text:style-name="P3">愛你kap愛伊平仔濟，盧誕春著，1997</text:p>
      <text:p text:style-name="P3">Ài Lí Kap Ài I Pînn-á Tsē, Lôo Tān-tshun tù,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2:40:03.778057877</dc:date>
    <meta:editing-duration>PT9M5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8" meta:paragraph-count="41" meta:word-count="3580" meta:character-count="9593" meta:non-whitespace-character-count="8435"/>
  </office:meta>
</office:document-meta>
</file>